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80000030C2553734D25CA142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169cm, 4.829cm, 11.362cm, 4.63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99cm" svg:height="4.299cm" svg:x="3.5cm" svg:y="11cm">
          <draw:image xlink:href="Pictures/10000000000003E80000030C2553734D25CA142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01T18:50:46.130517198</dc:date>
    <meta:editing-duration>PT58S</meta:editing-duration>
    <meta:editing-cycles>1</meta:editing-cycles>
    <meta:document-statistic meta:object-count="1"/>
    <meta:generator>LibreOffice/6.0.7.3$Linux_X86_64 LibreOffice_project/00m0$Build-3</meta:generator>
  </office:meta>
</office:document-meta>
</file>